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06_09-29-53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83471 E-139-34-49.379882</text:p>
          </table:table-cell>
          <table:table-cell table:style-name="ce33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06_10-16-39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532409 E-139-34-49.489746</text:p>
          </table:table-cell>
          <table:table-cell table:style-name="ce33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06_13-38-57_000.jpg</text:p>
          </table:table-cell>
          <table:table-cell table:style-name="ce15" office:value-type="string">
            <text:p>:m RES 1*1 / free# JVEMV6 44#10.3.4_1 / 44. currency / 10. prog-php / 3. admin / 4. gen-trading-result-list-file / flowchart</text:p>
          </table:table-cell>
          <table:table-cell table:style-name="ce32"/>
          <table:table-cell table:style-name="ce3"/>
          <table:table-cell table:style-name="ce3" office:value-type="string">
            <text:p>N-35-35-28.710937 E-139-34-49.160156</text:p>
          </table:table-cell>
          <table:table-cell table:style-name="ce33" table:formula="of:=IF([.E4]=&quot;&quot;;[.C4];CONCATENATE([.C4];&quot; / &quot;;[.E4]))" office:value-type="string" office:string-value=":m RES 1*1 / free# JVEMV6 44#10.3.4_1 / 44. currency / 10. prog-php / 3. admin / 4. gen-trading-result-list-file / flowchart">
            <text:p>:m RES 1*1 / free# JVEMV6 44#10.3.4_1 / 44. currency / 10. prog-php / 3. admin / 4. gen-trading-result-list-file / flowchart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06_15-25-54_000.jpg</text:p>
          </table:table-cell>
          <table:table-cell table:style-name="ce15" office:value-type="string">
            <text:p>:m music / log / gt / || s.1:res,for=コード進行,k.Am,cap.3,score+ || s.2:弾き語り=信じられない頃に,cap.2 || s.3:pa=海よ,cap.2,score+,cp-table+(code-progression-table)</text:p>
          </table:table-cell>
          <table:table-cell table:style-name="ce24"/>
          <table:table-cell table:style-name="ce3"/>
          <table:table-cell table:style-name="ce3"/>
          <table:table-cell table:style-name="ce33" table:formula="of:=IF([.E5]=&quot;&quot;;[.C5];CONCATENATE([.C5];&quot; / &quot;;[.E5]))" office:value-type="string" office:string-value=":m music / log / gt / || s.1:res,for=コード進行,k.Am,cap.3,score+ || s.2:弾き語り=信じられない頃に,cap.2 || s.3:pa=海よ,cap.2,score+,cp-table+(code-progression-table)">
            <text:p>:m music / log / gt / || s.1:res,for=コード進行,k.Am,cap.3,score+ || s.2:弾き語り=信じられない頃に,cap.2 || s.3:pa=海よ,cap.2,score+,cp-table+(code-progression-table)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06_18-15-04_000.jpg</text:p>
          </table:table-cell>
          <table:table-cell table:style-name="ce16" office:value-type="string">
            <text:p>:m RES 1-3*3 / free# JVEMV6 37#23_12 / 37. miscs of miscs / 23. CO2 / CO2-split;methods</text:p>
          </table:table-cell>
          <table:table-cell table:style-name="ce24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6]=&quot;&quot;;[.C6];CONCATENATE([.C6];&quot; / &quot;;[.E6]))" office:value-type="string" office:string-value=":m RES 1-3*3 / free# JVEMV6 37#23_12 / 37. miscs of miscs / 23. CO2 / CO2-split;methods">
            <text:p>:m RES 1-3*3 / free# JVEMV6 37#23_12 / 37. miscs of miscs / 23. CO2 / CO2-split;methods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06_19-09-20_000.jpg</text:p>
          </table:table-cell>
          <table:table-cell table:style-name="ce16" office:value-type="string">
            <text:p>:m music / log / recorder / || s.1:k.E,f-N,R=1</text:p>
          </table:table-cell>
          <table:table-cell table:style-name="ce14"/>
          <table:table-cell table:style-name="ce3"/>
          <table:table-cell table:style-name="ce3"/>
          <table:table-cell table:style-name="ce33" table:formula="of:=IF([.E7]=&quot;&quot;;[.C7];CONCATENATE([.C7];&quot; / &quot;;[.E7]))" office:value-type="string" office:string-value=":m music / log / recorder / || s.1:k.E,f-N,R=1">
            <text:p>:m music / log / recorder / || s.1:k.E,f-N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06_19-09-34_000.jpg</text:p>
          </table:table-cell>
          <table:table-cell table:style-name="ce17" office:value-type="string">
            <text:p>:m music / log / fl / || s.1:音だし,notes=D♭;G♭;G♭^,how-to-blow</text:p>
          </table:table-cell>
          <table:table-cell table:style-name="ce15"/>
          <table:table-cell table:style-name="ce3"/>
          <table:table-cell table:style-name="ce3"/>
          <table:table-cell table:style-name="ce33" table:formula="of:=IF([.E8]=&quot;&quot;;[.C8];CONCATENATE([.C8];&quot; / &quot;;[.E8]))" office:value-type="string" office:string-value=":m music / log / fl / || s.1:音だし,notes=D♭;G♭;G♭^,how-to-blow">
            <text:p>:m music / log / fl / || s.1:音だし,notes=D♭;G♭;G♭^,how-to-blow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06_20-54-09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669738 E-139-34-49.160156</text:p>
          </table:table-cell>
          <table:table-cell table:style-name="ce33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07_01-50-49_000.jpg</text:p>
          </table:table-cell>
          <table:table-cell table:style-name="ce16" office:value-type="string">
            <text:p>:m :PHOTO 寝た時刻 / 2020 || オナニー未了 ２時間ぐらい</text:p>
          </table:table-cell>
          <table:table-cell table:style-name="ce15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3" table:formula="of:=IF([.E10]=&quot;&quot;;[.C10];CONCATENATE([.C10];&quot; / &quot;;[.E10]))" office:value-type="string" office:string-value=":m :PHOTO 寝た時刻 / 2020 || オナニー未了 ２時間ぐらい">
            <text:p>:m :PHOTO 寝た時刻 / 2020 || オナニー未了 ２時間ぐらい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07_11-16-49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3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07_11-59-11_000.jpg</text:p>
          </table:table-cell>
          <table:table-cell table:style-name="ce17" office:value-type="string">
            <text:p>:m :lets / kb / ピアノ弾き語り；伴奏のパターン；いくつかマネしてみよう</text:p>
          </table:table-cell>
          <table:table-cell table:style-name="ce17"/>
          <table:table-cell table:style-name="ce3"/>
          <table:table-cell table:style-name="ce3" office:value-type="string">
            <text:p>N-35-35-28.738403 E-139-34-49.160156</text:p>
          </table:table-cell>
          <table:table-cell table:style-name="ce33" table:formula="of:=IF([.E12]=&quot;&quot;;[.C12];CONCATENATE([.C12];&quot; / &quot;;[.E12]))" office:value-type="string" office:string-value=":m :lets / kb / ピアノ弾き語り；伴奏のパターン；いくつかマネしてみよう">
            <text:p>:m :lets / kb / ピアノ弾き語り；伴奏のパターン；いくつかマネしてみよう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07_11-59-22_000.jpg</text:p>
          </table:table-cell>
          <table:table-cell table:style-name="ce20" office:value-type="string">
            <text:p>:m :lets / action activity / やること / 一日の終わりに；やったこと、振り返り；続ける・中止、決める</text:p>
          </table:table-cell>
          <table:table-cell table:style-name="ce17"/>
          <table:table-cell table:style-name="ce3"/>
          <table:table-cell table:style-name="ce3" office:value-type="string">
            <text:p>N-35-35-28.738403 E-139-34-49.160156</text:p>
          </table:table-cell>
          <table:table-cell table:style-name="ce33" table:formula="of:=IF([.E13]=&quot;&quot;;[.C13];CONCATENATE([.C13];&quot; / &quot;;[.E13]))" office:value-type="string" office:string-value=":m :lets / action activity / やること / 一日の終わりに；やったこと、振り返り；続ける・中止、決める">
            <text:p>:m :lets / action activity / やること / 一日の終わりに；やったこと、振り返り；続ける・中止、決める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07_12-09-49_000.jpg</text:p>
          </table:table-cell>
          <table:table-cell table:style-name="ce6" office:value-type="string">
            <text:p>:m 食べた物　間食 / 味噌スープ</text:p>
          </table:table-cell>
          <table:table-cell table:style-name="ce6"/>
          <table:table-cell table:style-name="ce3"/>
          <table:table-cell table:style-name="ce3"/>
          <table:table-cell table:style-name="ce33" table:formula="of:=IF([.E14]=&quot;&quot;;[.C14];CONCATENATE([.C14];&quot; / &quot;;[.E1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06_15-16-40_000.mp4</text:p>
          </table:table-cell>
          <table:table-cell table:style-name="ce6" office:value-type="string">
            <text:p>:VIDEO / @自宅 / メモ / guitar,gt / 演奏、play / g-2020-0506-1 / 弾き語り；現状記録；song=海よ</text:p>
          </table:table-cell>
          <table:table-cell table:style-name="ce15"/>
          <table:table-cell table:style-name="ce3"/>
          <table:table-cell table:style-name="ce3"/>
          <table:table-cell table:style-name="ce33" table:formula="of:=IF([.E15]=&quot;&quot;;[.C15];CONCATENATE([.C15];&quot; / &quot;;[.E15]))" office:value-type="string" office:string-value=":VIDEO / @自宅 / メモ / guitar,gt / 演奏、play / g-2020-0506-1 / 弾き語り；現状記録；song=海よ">
            <text:p>:VIDEO / @自宅 / メモ / guitar,gt / 演奏、play / g-2020-0506-1 / 弾き語り；現状記録；song=海よ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06_18-20-49_000.mid</text:p>
          </table:table-cell>
          <table:table-cell table:style-name="ce6" office:value-type="string">
            <text:p>:in-mid / app=perfect-piano / 演奏、play / id-2020-0506-1 / category=melody,inst=piano</text:p>
          </table:table-cell>
          <table:table-cell table:style-name="ce15"/>
          <table:table-cell table:style-name="ce3"/>
          <table:table-cell table:style-name="ce3"/>
          <table:table-cell table:style-name="ce33" table:formula="of:=IF([.E16]=&quot;&quot;;[.C16];CONCATENATE([.C16];&quot; / &quot;;[.E16]))" office:value-type="string" office:string-value=":in-mid / app=perfect-piano / 演奏、play / id-2020-0506-1 / category=melody,inst=piano">
            <text:p>:in-mid / app=perfect-piano / 演奏、play / id-2020-0506-1 / category=melody,inst=piano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06_18-51-48_000.mp4</text:p>
          </table:table-cell>
          <table:table-cell table:style-name="ce6" office:value-type="string">
            <text:p>:VIDEO / @自室 / 記録 / recorder / 演奏、play / r-2020-0506-1 / k.E,f-N,R=1</text:p>
          </table:table-cell>
          <table:table-cell table:style-name="ce15"/>
          <table:table-cell table:style-name="ce3"/>
          <table:table-cell table:style-name="ce3"/>
          <table:table-cell table:style-name="ce33" table:formula="of:=IF([.E17]=&quot;&quot;;[.C17];CONCATENATE([.C17];&quot; / &quot;;[.E17]))" office:value-type="string" office:string-value=":VIDEO / @自室 / 記録 / recorder / 演奏、play / r-2020-0506-1 / k.E,f-N,R=1">
            <text:p>:VIDEO / @自室 / 記録 / recorder / 演奏、play / r-2020-0506-1 / k.E,f-N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06_18-56-01_000.mp4</text:p>
          </table:table-cell>
          <table:table-cell table:style-name="ce6" office:value-type="string">
            <text:p>:VIDEO / @自室 / 記録 / recorder / 演奏、play / r-2020-0506-2 / no-memo,playful</text:p>
          </table:table-cell>
          <table:table-cell table:style-name="ce16"/>
          <table:table-cell table:style-name="ce3"/>
          <table:table-cell table:style-name="ce3"/>
          <table:table-cell table:style-name="ce33" table:formula="of:=IF([.E18]=&quot;&quot;;[.C18];CONCATENATE([.C18];&quot; / &quot;;[.E18]))" office:value-type="string" office:string-value=":VIDEO / @自室 / 記録 / recorder / 演奏、play / r-2020-0506-2 / no-memo,playful">
            <text:p>:VIDEO / @自室 / 記録 / recorder / 演奏、play / r-2020-0506-2 / no-memo,playful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06_18-59-32_000.mid</text:p>
          </table:table-cell>
          <table:table-cell table:style-name="ce6" office:value-type="string">
            <text:p>:in-mid / app=perfect-piano / 演奏、play / id-2020-0506-2 / category=melody,inst=piano</text:p>
          </table:table-cell>
          <table:table-cell table:style-name="ce17"/>
          <table:table-cell table:style-name="ce3"/>
          <table:table-cell table:style-name="ce3"/>
          <table:table-cell table:style-name="ce33" table:formula="of:=IF([.E19]=&quot;&quot;;[.C19];CONCATENATE([.C19];&quot; / &quot;;[.E19]))" office:value-type="string" office:string-value=":in-mid / app=perfect-piano / 演奏、play / id-2020-0506-2 / category=melody,inst=piano">
            <text:p>:in-mid / app=perfect-piano / 演奏、play / id-2020-0506-2 / category=melody,inst=piano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06_23-02-24_000.mid</text:p>
          </table:table-cell>
          <table:table-cell table:style-name="ce6" office:value-type="string">
            <text:p>:in-mid / app=perfect-piano / 演奏、play / id-2020-0506-2 / category=melody,inst=piano,for-inst=piano</text:p>
          </table:table-cell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string" office:string-value=":in-mid / app=perfect-piano / 演奏、play / id-2020-0506-2 / category=melody,inst=piano,for-inst=piano">
            <text:p>:in-mid / app=perfect-piano / 演奏、play / id-2020-0506-2 / category=melody,inst=piano,for-inst=piano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06_23-58-14_000.mp4</text:p>
          </table:table-cell>
          <table:table-cell table:style-name="ce6" office:value-type="string">
            <text:p>:VIDEO / @自宅 / メモ / kb,keyboard / 演奏、play / k-2020-0506-1 / no-memo,f-N,theme=code-progression</text:p>
          </table:table-cell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string" office:string-value=":VIDEO / @自宅 / メモ / kb,keyboard / 演奏、play / k-2020-0506-1 / no-memo,f-N,theme=code-progression">
            <text:p>:VIDEO / @自宅 / メモ / kb,keyboard / 演奏、play / k-2020-0506-1 / no-memo,f-N,theme=code-progression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07_11-32-31_000.m4a</text:p>
          </table:table-cell>
          <table:table-cell table:style-name="ce6" office:value-type="string">
            <text:p>:VOICE-MEMO / @自宅 / 思ったこと / diary / 「幸せ」とはどういう時か；他人の幸せを目の前にしたとき、喜べるか；他人の幸せを願えるか</text:p>
          </table:table-cell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string" office:string-value=":VOICE-MEMO / @自宅 / 思ったこと / diary / 「幸せ」とはどういう時か；他人の幸せを目の前にしたとき、喜べるか；他人の幸せを願えるか">
            <text:p>:VOICE-MEMO / @自宅 / 思ったこと / diary / 「幸せ」とはどういう時か；他人の幸せを目の前にしたとき、喜べるか；他人の幸せを願えるか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07_11-33-06_000.m4a</text:p>
          </table:table-cell>
          <table:table-cell table:style-name="ce6" office:value-type="string">
            <text:p>:VOICE-MEMO / @自宅 / diary / 初めて / 洗面；お湯は使わなかった</text:p>
          </table:table-cell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string" office:string-value=":VOICE-MEMO / @自宅 / diary / 初めて / 洗面；お湯は使わなかった">
            <text:p>:VOICE-MEMO / @自宅 / diary / 初めて / 洗面；お湯は使わなかった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07_11-34-50_000.m4a</text:p>
          </table:table-cell>
          <table:table-cell table:style-name="ce6" office:value-type="string">
            <text:p>:VOICE-MEMO / @自宅 / 思ったこと / diary / 「鷲尾さんは、どういう人だったのか知りたかったな」；悲しく思う気持ち；それはそれとして、その人たちが、いま、幸せか；もし幸せなら、おれも、幸せだ</text:p>
          </table:table-cell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string" office:string-value=":VOICE-MEMO / @自宅 / 思ったこと / diary / 「鷲尾さんは、どういう人だったのか知りたかったな」；悲しく思う気持ち；それはそれとして、その人たちが、いま、幸せか；もし幸せなら、おれも、幸せだ">
            <text:p>:VOICE-MEMO / @自宅 / 思ったこと / diary / 「鷲尾さんは、どういう人だったのか知りたかったな」；悲しく思う気持ち；それはそれとして、その人たちが、いま、幸せか；もし幸せなら、おれも、幸せだ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7">2020/05/07</text:date>, <text:time>14:18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07T14:18:02.85</dc:date>
    <dc:creator>iwabuchi ken</dc:creator>
    <meta:editing-duration>P20DT8H53M59S</meta:editing-duration>
    <meta:editing-cycles>7988</meta:editing-cycles>
    <meta:document-statistic meta:table-count="1" meta:cell-count="447" meta:object-count="0"/>
  </office:meta>
</office:document-meta>
</file>